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81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70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70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style:text-autospace="none"/>
    </style:style>
    <style:style style:name="P5" style:family="paragraph">
      <loext:graphic-properties draw:fill="none" draw:fill-color="#ffffff"/>
      <style:paragraph-properties fo:text-align="start" style:text-autospace="none"/>
      <style:text-properties fo:color="#000000" style:font-name="Segoe UI Semibold" fo:font-size="32pt" fo:font-style="italic" fo:text-shadow="none" style:text-underline-style="none" style:font-size-asian="32pt" style:font-style-asian="italic" style:font-size-complex="32pt" style:font-style-complex="italic"/>
    </style:style>
    <style:style style:name="P6" style:family="paragraph">
      <loext:graphic-properties draw:fill="none" draw:fill-color="#ffffff"/>
      <style:paragraph-properties fo:text-align="start" style:text-autospace="none"/>
      <style:text-properties fo:color="#000000" style:font-name="Segoe UI Semibold" fo:font-size="32pt" fo:text-shadow="1pt 1pt" style:text-underline-style="none" style:font-size-asian="32pt" style:font-size-complex="32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Mang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Mang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3.876cm" svg:height="3.063cm" svg:x="2.032cm" svg:y="0.945cm">
          <draw:text-box>
            <text:p text:style-name="P1"><text:span text:style-name="T1">Gospel Reading</text:span></text:p>
            <text:p text:style-name="P1"><text:span text:style-name="T2">Mark 11:1-1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892cm" svg:height="5.334cm" svg:x="1.778cm" svg:y="1.016cm">
          <draw:text-box>
            <text:p text:style-name="P4"><text:span text:style-name="T3">1</text:span><text:span text:style-name="T4">Now when they drew near to Jerusalem, to Bethphage and Bethany, at the Mount of Olives, Jesus sent two of his disciples </text:span><text:span text:style-name="T3">2</text:span><text:span text:style-name="T4">and said to them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5" draw:layer="layout" svg:width="24.384cm" svg:height="6.263cm" svg:x="1.778cm" svg:y="1.016cm">
          <draw:text-box>
            <text:p text:style-name="P4"><text:span text:style-name="T4">“</text:span><text:span text:style-name="T4">Go into the village in front of you, and immediately as you enter it you will find a colt tied, on which no one has ever sat. Untie it and bring 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5" draw:layer="layout" svg:width="24.892cm" svg:height="5.317cm" svg:x="1.524cm" svg:y="1.016cm">
          <draw:text-box>
            <text:p text:style-name="P4"><text:span text:style-name="T3">3</text:span><text:span text:style-name="T4">If anyone says to you, ‘Why are you doing this?’ say, ‘The Lord has need of it and will send it back here immediately.’”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6" draw:layer="layout" svg:width="24.892cm" svg:height="7.069cm" svg:x="1.778cm" svg:y="1.016cm">
          <draw:text-box>
            <text:p text:style-name="P4"><text:span text:style-name="T3">4</text:span><text:span text:style-name="T4">And they went away and found a colt tied at a door outside in the street, and they untied it. </text:span><text:span text:style-name="T3">5</text:span><text:span text:style-name="T4">And some of those standing there said to them, “What are you doing, untying the colt?” </text:span><text:span text:style-name="T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4" draw:text-style-name="P5" draw:layer="layout" svg:width="24.892cm" svg:height="6.263cm" svg:x="1.524cm" svg:y="0.891cm">
          <draw:text-box>
            <text:p text:style-name="P4"><text:span text:style-name="T3">6</text:span><text:span text:style-name="T4">And they told them what Jesus had said, and they let them go. </text:span><text:span text:style-name="T3">7</text:span><text:span text:style-name="T4">And they brought the colt to Jesus and threw their cloaks on it, and he sat on i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7" draw:text-style-name="P5" draw:layer="layout" svg:width="24.892cm" svg:height="4.951cm" svg:x="1.524cm" svg:y="0.762cm">
          <draw:text-box>
            <text:p text:style-name="P4"><text:span text:style-name="T3">8</text:span><text:span text:style-name="T4">And many spread their cloaks on the road, and others spread leafy branches that they had cut from the field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8" draw:text-style-name="P5" draw:layer="layout" svg:width="24.13cm" svg:height="5.226cm" svg:x="1.778cm" svg:y="0.87cm">
          <draw:text-box>
            <text:p text:style-name="P4"><text:span text:style-name="T3">9</text:span><text:span text:style-name="T4">And those who went before and those who followed were shouting, “Hosanna! Blessed is he who comes in the name of the Lor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9" draw:text-style-name="P5" draw:layer="layout" svg:width="24.13cm" svg:height="3.956cm" svg:x="1.778cm" svg:y="0.87cm">
          <draw:text-box>
            <text:p text:style-name="P4"><text:span text:style-name="T3">10</text:span><text:span text:style-name="T4">Blessed is the coming kingdom of our father David! Hosanna in the highest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5T09:26:53.475000000</meta:creation-date>
    <dc:title>Hymn template</dc:title>
    <meta:editing-duration>PT12M39S</meta:editing-duration>
    <meta:editing-cycles>7</meta:editing-cycles>
    <meta:generator>LibreOffice/5.4.3.2$Windows_X86_64 LibreOffice_project/92a7159f7e4af62137622921e809f8546db437e5</meta:generator>
    <meta:initial-creator>Arthur Hoch</meta:initial-creator>
    <dc:date>2017-11-30T13:43:49.951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4-11-25T09:26:53.163000000"/>
  </office:meta>
</office:document-meta>
</file>